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iens<text:s/>vidéos<text:s/>Got :</text:p>
      <text:p text:style-name="Normal"><text:bookmark-start text:name="_Hlk99993371"/><text:a xlink:href="https://youtu.be/LBSBLEl-QvI" office:target-frame-name="_top" xlink:show="replace"><text:span text:style-name="Lienhypertexte">https://youtu.be/LBSBLEl-QvI</text:span></text:a></text:p>
      <text:p text:style-name="Normal"><text:a xlink:href="https://youtu.be/e5XACvvkLlE" office:target-frame-name="_top" xlink:show="replace"><text:span text:style-name="Lienhypertexte">https://youtu.be/e5XACvvkLlE</text:span></text:a></text:p>
      <text:p text:style-name="Normal"><text:a xlink:href="https://youtu.be/D3z12372SkI" office:target-frame-name="_top" xlink:show="replace"><text:span text:style-name="Lienhypertexte">https://youtu.be/D3z12372SkI</text:span></text:a></text:p>
      <text:p text:style-name="Normal"><text:bookmark-end text:name="_Hlk99993371"/></text:p>
      <text:p text:style-name="Normal">Son 3:</text:p>
      <text:p text:style-name="Normal"><text:a xlink:href="https://open.spotify.com/track/2q6fxAvSpqXR4jx9Ne7RGz?si=37fbae4fdccb485a" office:target-frame-name="_top" xlink:show="replace"><text:span text:style-name="Lienhypertexte">https://open.spotify.com/track/2q6fxAvSpqXR4jx9Ne7RGz?si=37fbae4fdccb485a</text:span></text:a></text:p>
      <text:p text:style-name="Normal"><text:a xlink:href="https://open.spotify.com/track/0CHvs1UmxA90B2apIpbWCC?si=32e6c6d0006d4a09" office:target-frame-name="_top" xlink:show="replace"><text:span text:style-name="Lienhypertexte">https://open.spotify.com/track/0CHvs1UmxA90B2apIpbWCC?si=32e6c6d0006d4a09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4" style:display-name="Titre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 fo:hyphenate="false"/>
    </style:style>
    <style:style style:name="Titre5" style:display-name="Titre 5" style:family="paragraph" style:parent-style-name="Normal" style:default-outline-level="5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4Car" style:display-name="Titre 4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itre5Car" style:display-name="Titre 5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fr" style:country-asian="F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mélie LE BRAS</meta:initial-creator>
    <dc:creator>Amélie LE BRAS</dc:creator>
    <meta:creation-date>2022-04-04T16:46:00Z</meta:creation-date>
    <dc:date>2022-04-04T17:37:00Z</dc:date>
    <meta:template xlink:href="Normal.dotm" xlink:type="simple"/>
    <meta:editing-cycles>3</meta:editing-cycles>
    <meta:editing-duration>PT3060S</meta:editing-duration>
    <meta:document-statistic meta:page-count="1" meta:paragraph-count="1" meta:word-count="88" meta:character-count="577" meta:row-count="4" meta:non-whitespace-character-count="490"/>
  </office:meta>
</office:document-meta>
</file>